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31"/>
    <style:style style:name="ce1" style:family="table-cell" style:parent-style-name="Default">
      <style:table-cell-properties style:text-align-source="fix" style:repeat-content="false" style:vertical-align="automatic"/>
      <style:paragraph-properties fo:text-align="end" fo:margin-left="0in"/>
    </style:style>
    <style:style style:name="ce2" style:family="table-cell" style:parent-style-name="Default" style:data-style-name="N132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31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call_mock_all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call</text:p>
          </table:table-cell>
          <table:table-cell table:style-name="ce1" office:value-type="string" calcext:value-type="string">
            <text:p>k12</text:p>
          </table:table-cell>
          <table:table-cell table:style-name="ce1" office:value-type="string" calcext:value-type="string">
            <text:p>k13</text:p>
          </table:table-cell>
          <table:table-cell table:style-name="ce1" office:value-type="string" calcext:value-type="string">
            <text:p>deep</text:p>
          </table:table-cell>
          <table:table-cell table:style-name="ce1" office:value-type="string" calcext:value-type="string">
            <text:p>kraken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centrif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1</text:p>
          </table:table-cell>
          <table:table-cell office:value-type="float" office:value="0.89742318766" calcext:value-type="float">
            <text:p>0.8974</text:p>
          </table:table-cell>
          <table:table-cell office:value-type="float" office:value="0.90865794407" calcext:value-type="float">
            <text:p>0.9087</text:p>
          </table:table-cell>
          <table:table-cell office:value-type="float" office:value="0.8697287" calcext:value-type="float">
            <text:p>0.8697</text:p>
          </table:table-cell>
          <table:table-cell office:value-type="float" office:value="0.9138" calcext:value-type="float">
            <text:p>0.9138</text:p>
          </table:table-cell>
          <table:table-cell office:value-type="float" office:value="0.9124997" calcext:value-type="float">
            <text:p>0.9125</text:p>
          </table:table-cell>
          <table:table-cell office:value-type="float" office:value="0.5973459627" calcext:value-type="float">
            <text:p>0.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2</text:p>
          </table:table-cell>
          <table:table-cell office:value-type="float" office:value="0.9160135" calcext:value-type="float">
            <text:p>0.9160</text:p>
          </table:table-cell>
          <table:table-cell office:value-type="float" office:value="0.9223927" calcext:value-type="float">
            <text:p>0.9224</text:p>
          </table:table-cell>
          <table:table-cell office:value-type="float" office:value="0.9086737" calcext:value-type="float">
            <text:p>0.9087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72785" calcext:value-type="float">
            <text:p>0.9373</text:p>
          </table:table-cell>
          <table:table-cell office:value-type="float" office:value="0.66599734571" calcext:value-type="float">
            <text:p>0.6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3</text:p>
          </table:table-cell>
          <table:table-cell office:value-type="float" office:value="0.9059243" calcext:value-type="float">
            <text:p>0.9059</text:p>
          </table:table-cell>
          <table:table-cell office:value-type="float" office:value="0.9181432" calcext:value-type="float">
            <text:p>0.9181</text:p>
          </table:table-cell>
          <table:table-cell office:value-type="float" office:value="0.8861474" calcext:value-type="float">
            <text:p>0.8861</text:p>
          </table:table-cell>
          <table:table-cell office:value-type="float" office:value="0.9334" calcext:value-type="float">
            <text:p>0.9334</text:p>
          </table:table-cell>
          <table:table-cell office:value-type="float" office:value="0.9321855" calcext:value-type="float">
            <text:p>0.9322</text:p>
          </table:table-cell>
          <table:table-cell office:value-type="float" office:value="0.5414906428" calcext:value-type="float">
            <text:p>0.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4</text:p>
          </table:table-cell>
          <table:table-cell office:value-type="float" office:value="0.8825159" calcext:value-type="float">
            <text:p>0.8825</text:p>
          </table:table-cell>
          <table:table-cell office:value-type="float" office:value="0.9018342" calcext:value-type="float">
            <text:p>0.9018</text:p>
          </table:table-cell>
          <table:table-cell office:value-type="float" office:value="0.8509737" calcext:value-type="float">
            <text:p>0.8510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253842" calcext:value-type="float">
            <text:p>0.9254</text:p>
          </table:table-cell>
          <table:table-cell office:value-type="float" office:value="0.4781116033" calcext:value-type="float">
            <text:p>0.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5</text:p>
          </table:table-cell>
          <table:table-cell office:value-type="float" office:value="0.8987349" calcext:value-type="float">
            <text:p>0.8987</text:p>
          </table:table-cell>
          <table:table-cell office:value-type="float" office:value="0.9091644" calcext:value-type="float">
            <text:p>0.9092</text:p>
          </table:table-cell>
          <table:table-cell office:value-type="float" office:value="0.8696393" calcext:value-type="float">
            <text:p>0.8696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9150628" calcext:value-type="float">
            <text:p>0.9151</text:p>
          </table:table-cell>
          <table:table-cell office:value-type="float" office:value="0.5246029887" calcext:value-type="float">
            <text:p>0.5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6</text:p>
          </table:table-cell>
          <table:table-cell office:value-type="float" office:value="0.9044088" calcext:value-type="float">
            <text:p>0.9044</text:p>
          </table:table-cell>
          <table:table-cell office:value-type="float" office:value="0.9152848" calcext:value-type="float">
            <text:p>0.9153</text:p>
          </table:table-cell>
          <table:table-cell office:value-type="float" office:value="0.8868676" calcext:value-type="float">
            <text:p>0.886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9342227" calcext:value-type="float">
            <text:p>0.9342</text:p>
          </table:table-cell>
          <table:table-cell office:value-type="float" office:value="0.4796559216" calcext:value-type="float">
            <text:p>0.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7</text:p>
          </table:table-cell>
          <table:table-cell office:value-type="float" office:value="0.9086767" calcext:value-type="float">
            <text:p>0.9087</text:p>
          </table:table-cell>
          <table:table-cell office:value-type="float" office:value="0.9157375" calcext:value-type="float">
            <text:p>0.9157</text:p>
          </table:table-cell>
          <table:table-cell office:value-type="float" office:value="0.8929172" calcext:value-type="float">
            <text:p>0.8929</text:p>
          </table:table-cell>
          <table:table-cell office:value-type="float" office:value="0.926" calcext:value-type="float">
            <text:p>0.9260</text:p>
          </table:table-cell>
          <table:table-cell office:value-type="float" office:value="0.9244314" calcext:value-type="float">
            <text:p>0.9244</text:p>
          </table:table-cell>
          <table:table-cell office:value-type="float" office:value="0.6531528286" calcext:value-type="float">
            <text:p>0.6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8</text:p>
          </table:table-cell>
          <table:table-cell office:value-type="float" office:value="0.9098001" calcext:value-type="float">
            <text:p>0.9098</text:p>
          </table:table-cell>
          <table:table-cell office:value-type="float" office:value="0.912746" calcext:value-type="float">
            <text:p>0.9127</text:p>
          </table:table-cell>
          <table:table-cell office:value-type="float" office:value="0.8874457" calcext:value-type="float">
            <text:p>0.887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295957" calcext:value-type="float">
            <text:p>0.9296</text:p>
          </table:table-cell>
          <table:table-cell office:value-type="float" office:value="0.5302674031" calcext:value-type="float">
            <text:p>0.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9</text:p>
          </table:table-cell>
          <table:table-cell office:value-type="float" office:value="0.8946125" calcext:value-type="float">
            <text:p>0.8946</text:p>
          </table:table-cell>
          <table:table-cell office:value-type="float" office:value="0.9001396" calcext:value-type="float">
            <text:p>0.9001</text:p>
          </table:table-cell>
          <table:table-cell office:value-type="float" office:value="0.8778177" calcext:value-type="float">
            <text:p>0.8778</text:p>
          </table:table-cell>
          <table:table-cell office:value-type="float" office:value="0.9171" calcext:value-type="float">
            <text:p>0.9171</text:p>
          </table:table-cell>
          <table:table-cell office:value-type="float" office:value="0.9155458" calcext:value-type="float">
            <text:p>0.9155</text:p>
          </table:table-cell>
          <table:table-cell office:value-type="float" office:value="0.445749058" calcext:value-type="float">
            <text:p>0.4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10</text:p>
          </table:table-cell>
          <table:table-cell office:value-type="float" office:value="0.8991751" calcext:value-type="float">
            <text:p>0.8992</text:p>
          </table:table-cell>
          <table:table-cell office:value-type="float" office:value="0.8976567" calcext:value-type="float">
            <text:p>0.8977</text:p>
          </table:table-cell>
          <table:table-cell office:value-type="float" office:value="0.8770971" calcext:value-type="float">
            <text:p>0.8771</text:p>
          </table:table-cell>
          <table:table-cell office:value-type="float" office:value="0.9117" calcext:value-type="float">
            <text:p>0.9117</text:p>
          </table:table-cell>
          <table:table-cell office:value-type="float" office:value="0.9107699" calcext:value-type="float">
            <text:p>0.9108</text:p>
          </table:table-cell>
          <table:table-cell office:value-type="float" office:value="0.57334864466" calcext:value-type="float">
            <text:p>0.5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1])" office:value-type="float" office:value="0.901728498766" calcext:value-type="float">
            <text:p>0.9017</text:p>
          </table:table-cell>
          <table:table-cell table:formula="of:=AVERAGE([.C2:.C11])" office:value-type="float" office:value="0.910175704407" calcext:value-type="float">
            <text:p>0.9102</text:p>
          </table:table-cell>
          <table:table-cell table:formula="of:=AVERAGE([.D2:.D11])" office:value-type="float" office:value="0.88073081" calcext:value-type="float">
            <text:p>0.8807</text:p>
          </table:table-cell>
          <table:table-cell table:formula="of:=AVERAGE([.E2:.E11])" office:value-type="float" office:value="0.92449" calcext:value-type="float">
            <text:p>0.9245</text:p>
          </table:table-cell>
          <table:table-cell table:formula="of:=AVERAGE([.F2:.F11])" office:value-type="float" office:value="0.92369762" calcext:value-type="float">
            <text:p>0.9237</text:p>
          </table:table-cell>
          <table:table-cell table:formula="of:=AVERAGE([.G2:.G11])" office:value-type="float" office:value="0.548972239917" calcext:value-type="float">
            <text:p>0.54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n</text:p>
          </table:table-cell>
          <table:table-cell table:style-name="ce4" table:formula="of:=MEDIAN([.B2:.B11])" office:value-type="float" office:value="0.90179195" calcext:value-type="float">
            <text:p>0.90179</text:p>
          </table:table-cell>
          <table:table-cell table:style-name="ce4" table:formula="of:=MEDIAN([.C2:.C11])" office:value-type="float" office:value="0.9109552" calcext:value-type="float">
            <text:p>0.91096</text:p>
          </table:table-cell>
          <table:table-cell table:style-name="ce4" table:formula="of:=MEDIAN([.D2:.D11])" office:value-type="float" office:value="0.88198255" calcext:value-type="float">
            <text:p>0.88198</text:p>
          </table:table-cell>
          <table:table-cell table:style-name="ce4" table:formula="of:=MEDIAN([.E2:.E11])" office:value-type="float" office:value="0.92645" calcext:value-type="float">
            <text:p>0.92645</text:p>
          </table:table-cell>
          <table:table-cell table:style-name="ce4" table:formula="of:=MEDIAN([.F2:.F11])" office:value-type="float" office:value="0.9249078" calcext:value-type="float">
            <text:p>0.92491</text:p>
          </table:table-cell>
          <table:table-cell table:style-name="ce4" table:formula="of:=MEDIAN([.G2:.G11])" office:value-type="float" office:value="0.53587902295" calcext:value-type="float">
            <text:p>0.53588</text:p>
          </table:table-cell>
          <table:table-cell table:style-name="ce4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table:style-name="ce3" office:value-type="string" calcext:value-type="string">
            <text:p>k12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deep</text:p>
          </table:table-cell>
          <table:table-cell table:style-name="ce3" office:value-type="string" calcext:value-type="string">
            <text:p>kraken</text:p>
          </table:table-cell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centrif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1</text:p>
          </table:table-cell>
          <table:table-cell office:value-type="float" office:value="0.964961416153428" calcext:value-type="float">
            <text:p>0.9650</text:p>
          </table:table-cell>
          <table:table-cell office:value-type="float" office:value="0.981998608343841" calcext:value-type="float">
            <text:p>0.9820</text:p>
          </table:table-cell>
          <table:table-cell office:value-type="float" office:value="0.983566266226555" calcext:value-type="float">
            <text:p>0.9836</text:p>
          </table:table-cell>
          <table:table-cell office:value-type="float" office:value="0.9967277486911" calcext:value-type="float">
            <text:p>0.9967</text:p>
          </table:table-cell>
          <table:table-cell office:value-type="float" office:value="0.996060511159866" calcext:value-type="float">
            <text:p>0.9961</text:p>
          </table:table-cell>
          <table:table-cell office:value-type="float" office:value="0.597348539653781" calcext:value-type="float">
            <text:p>0.5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2</text:p>
          </table:table-cell>
          <table:table-cell office:value-type="float" office:value="0.976107874101416" calcext:value-type="float">
            <text:p>0.9761</text:p>
          </table:table-cell>
          <table:table-cell office:value-type="float" office:value="0.984517948489152" calcext:value-type="float">
            <text:p>0.9845</text:p>
          </table:table-cell>
          <table:table-cell office:value-type="float" office:value="0.989089871652976" calcext:value-type="float">
            <text:p>0.9891</text:p>
          </table:table-cell>
          <table:table-cell office:value-type="float" office:value="0.998614958448754" calcext:value-type="float">
            <text:p>0.9986</text:p>
          </table:table-cell>
          <table:table-cell office:value-type="float" office:value="0.99792159667711" calcext:value-type="float">
            <text:p>0.9979</text:p>
          </table:table-cell>
          <table:table-cell office:value-type="float" office:value="0.665997346872163" calcext:value-type="float">
            <text:p>0.6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3</text:p>
          </table:table-cell>
          <table:table-cell office:value-type="float" office:value="0.966249683356132" calcext:value-type="float">
            <text:p>0.9662</text:p>
          </table:table-cell>
          <table:table-cell office:value-type="float" office:value="0.982846543349725" calcext:value-type="float">
            <text:p>0.9828</text:p>
          </table:table-cell>
          <table:table-cell office:value-type="float" office:value="0.982510888977884" calcext:value-type="float">
            <text:p>0.9825</text:p>
          </table:table-cell>
          <table:table-cell office:value-type="float" office:value="0.997861877271756" calcext:value-type="float">
            <text:p>0.9979</text:p>
          </table:table-cell>
          <table:table-cell office:value-type="float" office:value="0.997010206304749" calcext:value-type="float">
            <text:p>0.9970</text:p>
          </table:table-cell>
          <table:table-cell office:value-type="float" office:value="0.541490612963424" calcext:value-type="float">
            <text:p>0.5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4</text:p>
          </table:table-cell>
          <table:table-cell office:value-type="float" office:value="0.962140324084451" calcext:value-type="float">
            <text:p>0.9621</text:p>
          </table:table-cell>
          <table:table-cell office:value-type="float" office:value="0.981837778635441" calcext:value-type="float">
            <text:p>0.9818</text:p>
          </table:table-cell>
          <table:table-cell office:value-type="float" office:value="0.980635932671213" calcext:value-type="float">
            <text:p>0.9806</text:p>
          </table:table-cell>
          <table:table-cell office:value-type="float" office:value="0.99431452478009" calcext:value-type="float">
            <text:p>0.9943</text:p>
          </table:table-cell>
          <table:table-cell office:value-type="float" office:value="0.992899797596915" calcext:value-type="float">
            <text:p>0.9929</text:p>
          </table:table-cell>
          <table:table-cell office:value-type="float" office:value="0.478111513853267" calcext:value-type="float">
            <text:p>0.4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5</text:p>
          </table:table-cell>
          <table:table-cell office:value-type="float" office:value="0.970037297548871" calcext:value-type="float">
            <text:p>0.9700</text:p>
          </table:table-cell>
          <table:table-cell office:value-type="float" office:value="0.985056929028702" calcext:value-type="float">
            <text:p>0.9851</text:p>
          </table:table-cell>
          <table:table-cell office:value-type="float" office:value="0.98460336067892" calcext:value-type="float">
            <text:p>0.9846</text:p>
          </table:table-cell>
          <table:table-cell office:value-type="float" office:value="0.997819212735798" calcext:value-type="float">
            <text:p>0.9978</text:p>
          </table:table-cell>
          <table:table-cell office:value-type="float" office:value="0.996259872502731" calcext:value-type="float">
            <text:p>0.9963</text:p>
          </table:table-cell>
          <table:table-cell office:value-type="float" office:value="0.524604811572667" calcext:value-type="float">
            <text:p>0.52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6</text:p>
          </table:table-cell>
          <table:table-cell office:value-type="float" office:value="0.962977372700879" calcext:value-type="float">
            <text:p>0.9630</text:p>
          </table:table-cell>
          <table:table-cell office:value-type="float" office:value="0.981912154682322" calcext:value-type="float">
            <text:p>0.9819</text:p>
          </table:table-cell>
          <table:table-cell office:value-type="float" office:value="0.985382167586642" calcext:value-type="float">
            <text:p>0.9854</text:p>
          </table:table-cell>
          <table:table-cell office:value-type="float" office:value="0.997649321508708" calcext:value-type="float">
            <text:p>0.9976</text:p>
          </table:table-cell>
          <table:table-cell office:value-type="float" office:value="0.996115648541151" calcext:value-type="float">
            <text:p>0.9961</text:p>
          </table:table-cell>
          <table:table-cell office:value-type="float" office:value="0.479656268900372" calcext:value-type="float">
            <text:p>0.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7</text:p>
          </table:table-cell>
          <table:table-cell office:value-type="float" office:value="0.975447652532064" calcext:value-type="float">
            <text:p>0.9754</text:p>
          </table:table-cell>
          <table:table-cell office:value-type="float" office:value="0.984327084611794" calcext:value-type="float">
            <text:p>0.9843</text:p>
          </table:table-cell>
          <table:table-cell office:value-type="float" office:value="0.987170240193163" calcext:value-type="float">
            <text:p>0.9872</text:p>
          </table:table-cell>
          <table:table-cell office:value-type="float" office:value="0.996020221576853" calcext:value-type="float">
            <text:p>0.9960</text:p>
          </table:table-cell>
          <table:table-cell office:value-type="float" office:value="0.994236656208751" calcext:value-type="float">
            <text:p>0.9942</text:p>
          </table:table-cell>
          <table:table-cell office:value-type="float" office:value="0.653152891368517" calcext:value-type="float">
            <text:p>0.6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8</text:p>
          </table:table-cell>
          <table:table-cell office:value-type="float" office:value="0.973848978711052" calcext:value-type="float">
            <text:p>0.9738</text:p>
          </table:table-cell>
          <table:table-cell office:value-type="float" office:value="0.984475367514813" calcext:value-type="float">
            <text:p>0.9845</text:p>
          </table:table-cell>
          <table:table-cell office:value-type="float" office:value="0.987930810109416" calcext:value-type="float">
            <text:p>0.9879</text:p>
          </table:table-cell>
          <table:table-cell office:value-type="float" office:value="0.996784221245578" calcext:value-type="float">
            <text:p>0.9968</text:p>
          </table:table-cell>
          <table:table-cell office:value-type="float" office:value="0.995009090096585" calcext:value-type="float">
            <text:p>0.9950</text:p>
          </table:table-cell>
          <table:table-cell office:value-type="float" office:value="0.53026752269543" calcext:value-type="float">
            <text:p>0.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9</text:p>
          </table:table-cell>
          <table:table-cell office:value-type="float" office:value="0.961421383513971" calcext:value-type="float">
            <text:p>0.9614</text:p>
          </table:table-cell>
          <table:table-cell office:value-type="float" office:value="0.976593914832302" calcext:value-type="float">
            <text:p>0.9766</text:p>
          </table:table-cell>
          <table:table-cell office:value-type="float" office:value="0.984490935475199" calcext:value-type="float">
            <text:p>0.9845</text:p>
          </table:table-cell>
          <table:table-cell office:value-type="float" office:value="0.992102985720467" calcext:value-type="float">
            <text:p>0.9921</text:p>
          </table:table-cell>
          <table:table-cell office:value-type="float" office:value="0.991704221545714" calcext:value-type="float">
            <text:p>0.9917</text:p>
          </table:table-cell>
          <table:table-cell office:value-type="float" office:value="0.445751782885644" calcext:value-type="float">
            <text:p>0.44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10</text:p>
          </table:table-cell>
          <table:table-cell office:value-type="float" office:value="0.965965842192562" calcext:value-type="float">
            <text:p>0.9660</text:p>
          </table:table-cell>
          <table:table-cell office:value-type="float" office:value="0.972161399789336" calcext:value-type="float">
            <text:p>0.9722</text:p>
          </table:table-cell>
          <table:table-cell office:value-type="float" office:value="0.986186928409406" calcext:value-type="float">
            <text:p>0.9862</text:p>
          </table:table-cell>
          <table:table-cell office:value-type="float" office:value="0.996611281154351" calcext:value-type="float">
            <text:p>0.9966</text:p>
          </table:table-cell>
          <table:table-cell office:value-type="float" office:value="0.996231303501484" calcext:value-type="float">
            <text:p>0.9962</text:p>
          </table:table-cell>
          <table:table-cell office:value-type="float" office:value="0.573359146708012" calcext:value-type="float">
            <text:p>0.5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4" table:formula="of:=AVERAGE([.B17:.B26])" office:value-type="float" office:value="0.967915782489483" calcext:value-type="float">
            <text:p>0.96792</text:p>
          </table:table-cell>
          <table:table-cell table:style-name="ce4" table:formula="of:=AVERAGE([.C17:.C26])" office:value-type="float" office:value="0.981572772927743" calcext:value-type="float">
            <text:p>0.98157</text:p>
          </table:table-cell>
          <table:table-cell table:style-name="ce4" table:formula="of:=AVERAGE([.D17:.D26])" office:value-type="float" office:value="0.985156740198137" calcext:value-type="float">
            <text:p>0.98516</text:p>
          </table:table-cell>
          <table:table-cell table:style-name="ce4" table:formula="of:=AVERAGE([.E17:.E26])" office:value-type="float" office:value="0.996450635313346" calcext:value-type="float">
            <text:p>0.99645</text:p>
          </table:table-cell>
          <table:table-cell table:style-name="ce4" table:formula="of:=AVERAGE([.F17:.F26])" office:value-type="float" office:value="0.995344890413506" calcext:value-type="float">
            <text:p>0.99534</text:p>
          </table:table-cell>
          <table:table-cell table:style-name="ce4" table:formula="of:=AVERAGE([.G17:.G26])" office:value-type="float" office:value="0.548974043747328" calcext:value-type="float">
            <text:p>0.5489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4" table:formula="of:=MEDIAN([.B17:.B26])" office:value-type="float" office:value="0.966107762774347" calcext:value-type="float">
            <text:p>0.96611</text:p>
          </table:table-cell>
          <table:table-cell table:style-name="ce4" table:formula="of:=MEDIAN([.C17:.C26])" office:value-type="float" office:value="0.982422575846783" calcext:value-type="float">
            <text:p>0.98242</text:p>
          </table:table-cell>
          <table:table-cell table:style-name="ce4" table:formula="of:=MEDIAN([.D17:.D26])" office:value-type="float" office:value="0.984992764132781" calcext:value-type="float">
            <text:p>0.98499</text:p>
          </table:table-cell>
          <table:table-cell table:style-name="ce4" table:formula="of:=MEDIAN([.E17:.E26])" office:value-type="float" office:value="0.996755984968339" calcext:value-type="float">
            <text:p>0.99676</text:p>
          </table:table-cell>
          <table:table-cell table:style-name="ce4" table:formula="of:=MEDIAN([.F17:.F26])" office:value-type="float" office:value="0.996088079850508" calcext:value-type="float">
            <text:p>0.99609</text:p>
          </table:table-cell>
          <table:table-cell table:style-name="ce4" table:formula="of:=MEDIAN([.G17:.G26])" office:value-type="float" office:value="0.535879067829427" calcext:value-type="float">
            <text:p>0.53588</text:p>
          </table:table-cell>
          <table:table-cell table:style-name="ce4"/>
          <table:table-cell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table:style-name="ce3" office:value-type="string" calcext:value-type="string">
            <text:p>k12</text:p>
          </table:table-cell>
          <table:table-cell table:style-name="ce3" office:value-type="string" calcext:value-type="string">
            <text:p>k13</text:p>
          </table:table-cell>
          <table:table-cell table:style-name="ce3" office:value-type="string" calcext:value-type="string">
            <text:p>deep</text:p>
          </table:table-cell>
          <table:table-cell table:style-name="ce3" office:value-type="string" calcext:value-type="string">
            <text:p>kraken</text:p>
          </table:table-cell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centrif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1</text:p>
          </table:table-cell>
          <table:table-cell table:style-name="ce4" office:value-type="float" office:value="0.012480643319292" calcext:value-type="float">
            <text:p>0.01248</text:p>
          </table:table-cell>
          <table:table-cell table:style-name="ce4" office:value-type="float" office:value="0.010834537800013" calcext:value-type="float">
            <text:p>0.01083</text:p>
          </table:table-cell>
          <table:table-cell table:style-name="ce4" office:value-type="float" office:value="0.0153973383786939" calcext:value-type="float">
            <text:p>0.01540</text:p>
          </table:table-cell>
          <table:table-cell table:style-name="ce4" office:value-type="float" office:value="0.00991564420499242" calcext:value-type="float">
            <text:p>0.00992</text:p>
          </table:table-cell>
          <table:table-cell table:style-name="ce4" office:value-type="float" office:value="0.0100126215338442" calcext:value-type="float">
            <text:p>0.01001</text:p>
          </table:table-cell>
          <table:table-cell table:style-name="ce4" office:value-type="float" office:value="0.0863140774536855" calcext:value-type="float">
            <text:p>0.086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2</text:p>
          </table:table-cell>
          <table:table-cell table:style-name="ce4" office:value-type="float" office:value="0.00884932581923617" calcext:value-type="float">
            <text:p>0.00885</text:p>
          </table:table-cell>
          <table:table-cell table:style-name="ce4" office:value-type="float" office:value="0.00843806013204456" calcext:value-type="float">
            <text:p>0.00844</text:p>
          </table:table-cell>
          <table:table-cell table:style-name="ce4" office:value-type="float" office:value="0.00900701121238339" calcext:value-type="float">
            <text:p>0.00901</text:p>
          </table:table-cell>
          <table:table-cell table:style-name="ce4" office:value-type="float" office:value="0.00618263697785985" calcext:value-type="float">
            <text:p>0.00618</text:p>
          </table:table-cell>
          <table:table-cell table:style-name="ce4" office:value-type="float" office:value="0.00621041856809989" calcext:value-type="float">
            <text:p>0.00621</text:p>
          </table:table-cell>
          <table:table-cell table:style-name="ce4" office:value-type="float" office:value="0.0638293040863356" calcext:value-type="float">
            <text:p>0.06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3</text:p>
          </table:table-cell>
          <table:table-cell table:style-name="ce4" office:value-type="float" office:value="0.0118213316102713" calcext:value-type="float">
            <text:p>0.01182</text:p>
          </table:table-cell>
          <table:table-cell table:style-name="ce4" office:value-type="float" office:value="0.00942137405052999" calcext:value-type="float">
            <text:p>0.00942</text:p>
          </table:table-cell>
          <table:table-cell table:style-name="ce4" office:value-type="float" office:value="0.0162744256038424" calcext:value-type="float">
            <text:p>0.01627</text:p>
          </table:table-cell>
          <table:table-cell table:style-name="ce4" office:value-type="float" office:value="0.0085288334489542" calcext:value-type="float">
            <text:p>0.00853</text:p>
          </table:table-cell>
          <table:table-cell table:style-name="ce4" office:value-type="float" office:value="0.00869917550018391" calcext:value-type="float">
            <text:p>0.00870</text:p>
          </table:table-cell>
          <table:table-cell table:style-name="ce4" office:value-type="float" office:value="0.125210435783898" calcext:value-type="float">
            <text:p>0.1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4</text:p>
          </table:table-cell>
          <table:table-cell table:style-name="ce4" office:value-type="float" office:value="0.01837422560292" calcext:value-type="float">
            <text:p>0.01837</text:p>
          </table:table-cell>
          <table:table-cell table:style-name="ce4" office:value-type="float" office:value="0.0147635994969045" calcext:value-type="float">
            <text:p>0.01476</text:p>
          </table:table-cell>
          <table:table-cell table:style-name="ce4" office:value-type="float" office:value="0.0233728935422639" calcext:value-type="float">
            <text:p>0.02337</text:p>
          </table:table-cell>
          <table:table-cell table:style-name="ce4" office:value-type="float" office:value="0.0111880293170871" calcext:value-type="float">
            <text:p>0.01119</text:p>
          </table:table-cell>
          <table:table-cell table:style-name="ce4" office:value-type="float" office:value="0.0114309848061748" calcext:value-type="float">
            <text:p>0.01143</text:p>
          </table:table-cell>
          <table:table-cell table:style-name="ce4" office:value-type="float" office:value="0.109330601977924" calcext:value-type="float">
            <text:p>0.1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5</text:p>
          </table:table-cell>
          <table:table-cell table:style-name="ce4" office:value-type="float" office:value="0.0141362901084408" calcext:value-type="float">
            <text:p>0.01414</text:p>
          </table:table-cell>
          <table:table-cell table:style-name="ce4" office:value-type="float" office:value="0.0137781212878607" calcext:value-type="float">
            <text:p>0.01378</text:p>
          </table:table-cell>
          <table:table-cell table:style-name="ce4" office:value-type="float" office:value="0.0172327601736344" calcext:value-type="float">
            <text:p>0.01723</text:p>
          </table:table-cell>
          <table:table-cell table:style-name="ce4" office:value-type="float" office:value="0.0114310979350192" calcext:value-type="float">
            <text:p>0.01143</text:p>
          </table:table-cell>
          <table:table-cell table:style-name="ce4" office:value-type="float" office:value="0.0114117889192712" calcext:value-type="float">
            <text:p>0.01141</text:p>
          </table:table-cell>
          <table:table-cell table:style-name="ce4" office:value-type="float" office:value="0.0965396730889659" calcext:value-type="float">
            <text:p>0.0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6</text:p>
          </table:table-cell>
          <table:table-cell table:style-name="ce4" office:value-type="float" office:value="0.0142606243034448" calcext:value-type="float">
            <text:p>0.01426</text:p>
          </table:table-cell>
          <table:table-cell table:style-name="ce4" office:value-type="float" office:value="0.0113593273060512" calcext:value-type="float">
            <text:p>0.01136</text:p>
          </table:table-cell>
          <table:table-cell table:style-name="ce4" office:value-type="float" office:value="0.0183947786545802" calcext:value-type="float">
            <text:p>0.01839</text:p>
          </table:table-cell>
          <table:table-cell table:style-name="ce4" office:value-type="float" office:value="0.00892104253997255" calcext:value-type="float">
            <text:p>0.00892</text:p>
          </table:table-cell>
          <table:table-cell table:style-name="ce4" office:value-type="float" office:value="0.00865425061689341" calcext:value-type="float">
            <text:p>0.00865</text:p>
          </table:table-cell>
          <table:table-cell table:style-name="ce4" office:value-type="float" office:value="0.129960780604032" calcext:value-type="float">
            <text:p>0.1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7</text:p>
          </table:table-cell>
          <table:table-cell table:style-name="ce4" office:value-type="float" office:value="0.0105501131204362" calcext:value-type="float">
            <text:p>0.01055</text:p>
          </table:table-cell>
          <table:table-cell table:style-name="ce4" office:value-type="float" office:value="0.0101383976993409" calcext:value-type="float">
            <text:p>0.01014</text:p>
          </table:table-cell>
          <table:table-cell table:style-name="ce4" office:value-type="float" office:value="0.0117801665543828" calcext:value-type="float">
            <text:p>0.01178</text:p>
          </table:table-cell>
          <table:table-cell table:style-name="ce4" office:value-type="float" office:value="0.00821218606705913" calcext:value-type="float">
            <text:p>0.00821</text:p>
          </table:table-cell>
          <table:table-cell table:style-name="ce4" office:value-type="float" office:value="0.0084538685617296" calcext:value-type="float">
            <text:p>0.00845</text:p>
          </table:table-cell>
          <table:table-cell table:style-name="ce4" office:value-type="float" office:value="0.0600950874859731" calcext:value-type="float">
            <text:p>0.06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8</text:p>
          </table:table-cell>
          <table:table-cell table:style-name="ce4" office:value-type="float" office:value="0.00960469914760478" calcext:value-type="float">
            <text:p>0.00960</text:p>
          </table:table-cell>
          <table:table-cell table:style-name="ce4" office:value-type="float" office:value="0.0094859969413341" calcext:value-type="float">
            <text:p>0.00949</text:p>
          </table:table-cell>
          <table:table-cell table:style-name="ce4" office:value-type="float" office:value="0.0126925021021862" calcext:value-type="float">
            <text:p>0.01269</text:p>
          </table:table-cell>
          <table:table-cell table:style-name="ce4" office:value-type="float" office:value="0.0074282568614716" calcext:value-type="float">
            <text:p>0.00743</text:p>
          </table:table-cell>
          <table:table-cell table:style-name="ce4" office:value-type="float" office:value="0.00748943747907678" calcext:value-type="float">
            <text:p>0.00749</text:p>
          </table:table-cell>
          <table:table-cell table:style-name="ce4" office:value-type="float" office:value="0.0906560195819877" calcext:value-type="float">
            <text:p>0.0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09</text:p>
          </table:table-cell>
          <table:table-cell table:style-name="ce4" office:value-type="float" office:value="0.011530000470425" calcext:value-type="float">
            <text:p>0.01153</text:p>
          </table:table-cell>
          <table:table-cell table:style-name="ce4" office:value-type="float" office:value="0.0113142055915561" calcext:value-type="float">
            <text:p>0.01131</text:p>
          </table:table-cell>
          <table:table-cell table:style-name="ce4" office:value-type="float" office:value="0.0126824633801167" calcext:value-type="float">
            <text:p>0.01268</text:p>
          </table:table-cell>
          <table:table-cell table:style-name="ce4" office:value-type="float" office:value="0.00937213956362153" calcext:value-type="float">
            <text:p>0.00937</text:p>
          </table:table-cell>
          <table:table-cell table:style-name="ce4" office:value-type="float" office:value="0.00960029645615176" calcext:value-type="float">
            <text:p>0.00960</text:p>
          </table:table-cell>
          <table:table-cell table:style-name="ce4" office:value-type="float" office:value="0.115809844012994" calcext:value-type="float">
            <text:p>0.11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10</text:p>
          </table:table-cell>
          <table:table-cell table:style-name="ce4" office:value-type="float" office:value="0.0194307318036661" calcext:value-type="float">
            <text:p>0.01943</text:p>
          </table:table-cell>
          <table:table-cell table:style-name="ce4" office:value-type="float" office:value="0.0203061283833231" calcext:value-type="float">
            <text:p>0.02031</text:p>
          </table:table-cell>
          <table:table-cell table:style-name="ce4" office:value-type="float" office:value="0.0200171034876927" calcext:value-type="float">
            <text:p>0.02002</text:p>
          </table:table-cell>
          <table:table-cell table:style-name="ce4" office:value-type="float" office:value="0.0153454227703247" calcext:value-type="float">
            <text:p>0.01535</text:p>
          </table:table-cell>
          <table:table-cell table:style-name="ce4" office:value-type="float" office:value="0.0154523790824261" calcext:value-type="float">
            <text:p>0.01545</text:p>
          </table:table-cell>
          <table:table-cell table:style-name="ce4" office:value-type="float" office:value="0.0939226756293902" calcext:value-type="float">
            <text:p>0.09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32:.B41])" office:value-type="float" office:value="0.0131037985305737" calcext:value-type="float">
            <text:p>0.01310</text:p>
          </table:table-cell>
          <table:table-cell table:style-name="ce5" table:formula="of:=AVERAGE([.C32:.C41])" office:value-type="float" office:value="0.0119839748688958" calcext:value-type="float">
            <text:p>0.01198</text:p>
          </table:table-cell>
          <table:table-cell table:style-name="ce5" table:formula="of:=AVERAGE([.D32:.D41])" office:value-type="float" office:value="0.0156851443089777" calcext:value-type="float">
            <text:p>0.01569</text:p>
          </table:table-cell>
          <table:table-cell table:style-name="ce5" table:formula="of:=AVERAGE([.E32:.E41])" office:value-type="float" office:value="0.00965252896863623" calcext:value-type="float">
            <text:p>0.00965</text:p>
          </table:table-cell>
          <table:table-cell table:style-name="ce5" table:formula="of:=AVERAGE([.F32:.F41])" office:value-type="float" office:value="0.00974152215238517" calcext:value-type="float">
            <text:p>0.00974</text:p>
          </table:table-cell>
          <table:table-cell table:style-name="ce5" table:formula="of:=AVERAGE([.G32:.G41])" office:value-type="float" office:value="0.0971668499705186" calcext:value-type="float">
            <text:p>0.09717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edian</text:p>
          </table:table-cell>
          <table:table-cell table:style-name="ce4" table:formula="of:=MEDIAN([.B32:.B41])" office:value-type="float" office:value="0.0121509874647816" calcext:value-type="float">
            <text:p>0.01215</text:p>
          </table:table-cell>
          <table:table-cell table:style-name="ce4" table:formula="of:=MEDIAN([.C32:.C41])" office:value-type="float" office:value="0.0110743716957846" calcext:value-type="float">
            <text:p>0.01107</text:p>
          </table:table-cell>
          <table:table-cell table:style-name="ce4" table:formula="of:=MEDIAN([.D32:.D41])" office:value-type="float" office:value="0.0158358819912681" calcext:value-type="float">
            <text:p>0.01584</text:p>
          </table:table-cell>
          <table:table-cell table:style-name="ce4" table:formula="of:=MEDIAN([.E32:.E41])" office:value-type="float" office:value="0.00914659105179704" calcext:value-type="float">
            <text:p>0.00915</text:p>
          </table:table-cell>
          <table:table-cell table:style-name="ce4" table:formula="of:=MEDIAN([.F32:.F41])" office:value-type="float" office:value="0.00914973597816783" calcext:value-type="float">
            <text:p>0.00915</text:p>
          </table:table-cell>
          <table:table-cell table:style-name="ce4" table:formula="of:=MEDIAN([.G32:.G41])" office:value-type="float" office:value="0.095231174359178" calcext:value-type="float">
            <text:p>0.095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4" loext:min-decimal-places="14" number:min-integer-digits="1"/>
    </number:number-style>
    <number:number-style style:name="N130">
      <number:number number:decimal-places="15" loext:min-decimal-places="15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3:12:09.826149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print-date>2023-05-26T15:20:45.319254339</meta:print-date>
    <dc:date>2023-06-01T13:14:56.317177259</dc:date>
    <meta:editing-duration>PT27M21S</meta:editing-duration>
    <meta:editing-cycles>3</meta:editing-cycles>
    <meta:generator>LibreOffice/6.4.7.2$Linux_X86_64 LibreOffice_project/40$Build-2</meta:generator>
    <meta:document-statistic meta:table-count="1" meta:cell-count="273" meta:object-count="0"/>
  </office:meta>
</office:document-meta>
</file>